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0.71mm"/>
    </style:style>
    <style:style style:name="co4" style:family="table-column">
      <style:table-column-properties fo:break-before="auto" style:column-width="17.99mm"/>
    </style:style>
    <style:style style:name="co5" style:family="table-column">
      <style:table-column-properties fo:break-before="auto" style:column-width="18.0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0.07mm"/>
    </style:style>
    <style:style style:name="co8" style:family="table-column">
      <style:table-column-properties fo:break-before="auto" style:column-width="19.86mm"/>
    </style:style>
    <style:style style:name="co9" style:family="table-column">
      <style:table-column-properties fo:break-before="auto" style:column-width="31.93mm"/>
    </style:style>
    <style:style style:name="co10" style:family="table-column">
      <style:table-column-properties fo:break-before="auto" style:column-width="16.12mm"/>
    </style:style>
    <style:style style:name="co11" style:family="table-column">
      <style:table-column-properties fo:break-before="auto" style:column-width="17.67mm"/>
    </style:style>
    <style:style style:name="co12" style:family="table-column">
      <style:table-column-properties fo:break-before="auto" style:column-width="43.3mm"/>
    </style:style>
    <style:style style:name="co13" style:family="table-column">
      <style:table-column-properties fo:break-before="auto" style:column-width="38.88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8.93mm"/>
    </style:style>
    <style:style style:name="co16" style:family="table-column">
      <style:table-column-properties fo:break-before="auto" style:column-width="5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 tableooo:tab-color="#f7d1d5"/>
    </style:style>
    <style:style style:name="ta2" style:family="table" style:master-page-name="Default">
      <style:table-properties table:display="true" style:writing-mode="lr-tb" tableooo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38"/>
        <table:table-column table:style-name="co2" table:default-cell-style-name="ce59"/>
        <table:table-column table:style-name="co3" table:default-cell-style-name="ce61"/>
        <table:table-column table:style-name="co4" table:default-cell-style-name="ce61"/>
        <table:table-column table:style-name="co5" table:default-cell-style-name="ce63"/>
        <table:table-column table:style-name="co6" table:default-cell-style-name="ce61"/>
        <table:table-column table:style-name="co7" table:default-cell-style-name="ce63"/>
        <table:table-row table:style-name="ro1">
          <table:table-cell table:style-name="ce26"/>
          <table:table-cell table:style-name="ce43" office:value-type="string" calcext:value-type="string">
            <text:p>Doğuş kira </text:p>
          </table:table-cell>
          <table:table-cell table:style-name="ce60" office:value-type="float" office:value="2021" calcext:value-type="float">
            <text:p>2021</text:p>
          </table:table-cell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37"/>
          <table:table-cell table:style-name="ce57" office:value-type="string" calcext:value-type="string">
            <text:p>Adem Duman</text:p>
          </table:table-cell>
          <table:table-cell table:style-name="ce63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63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style-name="ce64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63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2-28" calcext:value-type="date">
            <text:p>28.02.2021</text:p>
          </table:table-cell>
          <table:table-cell table:style-name="ce57" office:value-type="string" calcext:value-type="string">
            <text:p>28-02-2021 * 27-02-22</text:p>
          </table:table-cell>
          <table:table-cell table:style-name="ce63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63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9-07" calcext:value-type="date">
            <text:p>07.09.2021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0" calcext:value-type="float">
            <text:p>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4"/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" calcext:value-type="float">
            <text:p>2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6]-[.D16]+[.E15]" office:value-type="float" office:value="4000" calcext:value-type="float">
            <text:p>4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6000" calcext:value-type="float">
            <text:p>6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8000" calcext:value-type="float">
            <text:p>8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10000" calcext:value-type="float">
            <text:p>10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0]-[.D20]+[.E19]" office:value-type="float" office:value="12000" calcext:value-type="float">
            <text:p>12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1]-[.D21]+[.E20]" office:value-type="float" office:value="14000" calcext:value-type="float">
            <text:p>14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5"/>
        </table:table-row>
        <table:table-row table:style-name="ro1">
          <table:table-cell table:style-name="ce26"/>
          <table:table-cell table:style-name="ce43" office:value-type="string" calcext:value-type="string">
            <text:p>Toplamlar</text:p>
          </table:table-cell>
          <table:table-cell table:style-name="ce68" table:formula="of:=SUM([.C4:.C22])" office:value-type="float" office:value="38000" calcext:value-type="float">
            <text:p>38.000,00</text:p>
          </table:table-cell>
          <table:table-cell table:style-name="ce68" table:formula="of:=SUM([.D4:.D22])" office:value-type="float" office:value="24000" calcext:value-type="float">
            <text:p>24.000,00</text:p>
          </table:table-cell>
          <table:table-cell table:style-name="ce69" table:formula="of:=[.C23]-[.D23]" office:value-type="float" office:value="14000" calcext:value-type="float">
            <text:p>14.000,00</text:p>
          </table:table-cell>
          <table:table-cell table:style-name="ce68" table:formula="of:=SUM([.F4:.F22])" office:value-type="float" office:value="0" calcext:value-type="float">
            <text:p>0,00</text:p>
          </table:table-cell>
          <table:table-cell table:style-name="ce73" table:formula="of:=[.D23]-[.F23]" office:value-type="float" office:value="24000" calcext:value-type="float">
            <text:p>24.00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Default"/>
        </table:table-row>
        <table:table-row table:style-name="ro1">
          <table:table-cell table:style-name="ce26"/>
          <table:table-cell table:style-name="Default" table:number-columns-repeated="2"/>
          <table:table-cell/>
          <table:table-cell table:style-name="ce70" office:value-type="string" calcext:value-type="string">
            <text:p>Doğuş Toplam Kira Geliri</text:p>
          </table:table-cell>
          <table:table-cell table:style-name="Default"/>
          <table:table-cell table:style-name="ce75" table:formula="of:=[.G23]" office:value-type="float" office:value="24000" calcext:value-type="float">
            <text:p>24.000,00</text:p>
          </table:table-cell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5]*[.$F$26]" office:value-type="float" office:value="24000" calcext:value-type="float">
            <text:p>24.000,00</text:p>
          </table:table-cell>
        </table:table-row>
      </table:table>
      <table:table table:name="15 Tzgmrg" table:style-name="ta2">
        <table:table-column table:style-name="co8" table:default-cell-style-name="ce26"/>
        <table:table-column table:style-name="co9" table:default-cell-style-name="ce59"/>
        <table:table-column table:style-name="co3" table:default-cell-style-name="ce63"/>
        <table:table-column table:style-name="co10" table:default-cell-style-name="ce61"/>
        <table:table-column table:style-name="co11" table:default-cell-style-name="ce63"/>
        <table:table-column table:style-name="co6" table:default-cell-style-name="ce61"/>
        <table:table-column table:style-name="co7" table:default-cell-style-name="ce63"/>
        <table:table-row table:style-name="ro1" table:number-rows-repeated="2">
          <table:table-cell/>
          <table:table-cell table:style-name="ce43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uzgümrüğü kira </text:p>
          </table:table-cell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Default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27"/>
          <table:table-cell table:style-name="ce55"/>
          <table:table-cell table:style-name="ce62" table:number-columns-repeated="5"/>
        </table:table-row>
        <table:table-row table:style-name="ro1">
          <table:table-cell table:style-name="ce3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3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57" office:value-type="string" calcext:value-type="string">
            <text:p>30-4-2021-22</text:p>
          </table:table-cell>
          <table:table-cell table:style-name="ce61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4-20" calcext:value-type="date">
            <text:p>20.04.2021</text:p>
          </table:table-cell>
          <table:table-cell table:style-name="ce57" office:value-type="string" calcext:value-type="string">
            <text:p>Salih Kaymak</text:p>
          </table:table-cell>
          <table:table-cell/>
          <table:table-cell table:style-name="ce63"/>
          <table:table-cell table:formula="of:=[.E11]-[.D12]" office:value-type="float" office:value="0" calcext:value-type="float">
            <text:p>0,00</text:p>
          </table:table-cell>
          <table:table-cell table:style-name="ce6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37"/>
          <table:table-cell table:style-name="ce57"/>
          <table:table-cell/>
          <table:table-cell table:style-name="ce63"/>
          <table:table-cell table:formula="of:=[.E12]-[.D13]" office:value-type="float" office:value="0" calcext:value-type="float">
            <text:p>0,00</text:p>
          </table:table-cell>
          <table:table-cell table:style-name="ce6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4-20" calcext:value-type="date">
            <text:p>20.04.2021</text:p>
          </table:table-cell>
          <table:table-cell table:style-name="ce58"/>
          <table:table-cell office:value-type="float" office:value="12000" calcext:value-type="float">
            <text:p>12.000,00</text:p>
          </table:table-cell>
          <table:table-cell table:style-name="ce64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63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5-20" calcext:value-type="date">
            <text:p>20.05.2021</text:p>
          </table:table-cell>
          <table:table-cell table:style-name="ce57"/>
          <table:table-cell/>
          <table:table-cell table:style-name="ce63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63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7000" calcext:value-type="float">
            <text:p>7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7000" calcext:value-type="float">
            <text:p>7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7000" calcext:value-type="float">
            <text:p>7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7000" calcext:value-type="float">
            <text:p>7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49"/>
          <table:table-cell table:style-name="ce61"/>
          <table:table-cell table:number-columns-repeated="3"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oplamlar</text:p>
          </table:table-cell>
          <table:table-cell table:style-name="ce68"/>
          <table:table-cell table:style-name="ce68" table:formula="of:=SUM([.D8:.D26])" office:value-type="float" office:value="6800" calcext:value-type="float">
            <text:p>6.800,00</text:p>
          </table:table-cell>
          <table:table-cell/>
          <table:table-cell table:style-name="ce68" table:formula="of:=SUM([.F12:.F26])" office:value-type="float" office:value="0" calcext:value-type="float">
            <text:p>0,00</text:p>
          </table:table-cell>
          <table:table-cell table:style-name="ce73" table:formula="of:=[.D27]-[.F27]" office:value-type="float" office:value="6800" calcext:value-type="float">
            <text:p>6.800,00</text:p>
          </table:table-cell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70" office:value-type="string" calcext:value-type="string">
            <text:p>Tuzgümrüğü Toplam Kira Geliri</text:p>
          </table:table-cell>
          <table:table-cell table:style-name="Default"/>
          <table:table-cell table:style-name="ce75" table:formula="of:=[.G27]" office:value-type="float" office:value="6800" calcext:value-type="float">
            <text:p>6.8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71"/>
          <table:table-cell table:style-name="Default"/>
          <table:table-cell table:style-name="ce75"/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9]*[.$F$31]" office:value-type="float" office:value="6800" calcext:value-type="float">
            <text:p>6.8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r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r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r/aa/hes2020/Account/2021/21sny.ods'#$'10 Sny'.G17]" office:value-type="float" office:value="21337.3724" calcext:value-type="float">
            <text:p>21.337,37</text:p>
          </table:table-cell>
          <table:table-cell table:style-name="ce162"/>
          <table:table-cell table:style-name="ce164" table:formula="of:=[.F8]+[.D9]-[.E9]" office:value-type="float" office:value="-77671.3476" calcext:value-type="float">
            <text:p>-77.67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6]" office:value-type="float" office:value="24000" calcext:value-type="float">
            <text:p>24.000,00</text:p>
          </table:table-cell>
          <table:table-cell table:style-name="ce162"/>
          <table:table-cell table:style-name="ce164" table:formula="of:=[.F9]+[.D10]-[.E10]" office:value-type="float" office:value="-53671.3476" calcext:value-type="float">
            <text:p>-53.67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6800" calcext:value-type="float">
            <text:p>6.800,00</text:p>
          </table:table-cell>
          <table:table-cell table:style-name="ce162"/>
          <table:table-cell table:style-name="ce164" table:formula="of:=[.F10]+[.D11]-[.E11]" office:value-type="float" office:value="-46871.3476" calcext:value-type="float">
            <text:p>-46.87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r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46871.3476" calcext:value-type="float">
            <text:p>-46.87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r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float" office:value="-47154.3976" calcext:value-type="float">
            <text:p>-47.154,40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float" office:value="-47154.3976" calcext:value-type="float">
            <text:p>-47.154,40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47154.3976" calcext:value-type="float">
            <text:p>-47.154,40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float" office:value="-47154.3976" calcext:value-type="float">
            <text:p>-47.15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float" office:value="-47154.3976" calcext:value-type="float">
            <text:p>-47.154,40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6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11]+[.D12]-[.E12]" office:value-type="float" office:value="-143.79" calcext:value-type="float">
            <text:p>-143,79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2]+[.D13]-[.E13]" office:value-type="float" office:value="-1336.59" calcext:value-type="float">
            <text:p>-1.336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3]+[.D14]-[.E14]" office:value-type="float" office:value="-2338.59" calcext:value-type="float">
            <text:p>-2.338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3340.59" calcext:value-type="float">
            <text:p>-3.340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5]+[.D16]-[.E16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7]+[.D18]-[.E18]" office:value-type="float" office:value="409.41" calcext:value-type="float">
            <text:p>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19]+[.D20]-[.E20]" office:value-type="float" office:value="-2343.59" calcext:value-type="float">
            <text:p>-2.343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0]+[.D21]-[.E21]" office:value-type="float" office:value="-3346.59" calcext:value-type="float">
            <text:p>-3.346,59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1]+[.D22]-[.E22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22]+[.D23]-[.E23]" office:value-type="float" office:value="-1346.59" calcext:value-type="float">
            <text:p>-1.346,59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/>
          <table:table-cell office:value-type="float" office:value="6000" calcext:value-type="float">
            <text:p>6.000,00</text:p>
          </table:table-cell>
          <table:table-cell/>
          <table:table-cell table:formula="of:=[.F23]+[.D24]-[.E24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4]+[.D25]-[.E25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5]+[.D26]-[.E26]" office:value-type="float" office:value="3653.41" calcext:value-type="float">
            <text:p>3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6]+[.D27]-[.E27]" office:value-type="float" office:value="2153.41" calcext:value-type="float">
            <text:p>2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27]+[.D28]-[.E28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28]+[.D29]-[.E29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29]+[.D30]-[.E30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/>
          <table:table-cell office:value-type="float" office:value="14500" calcext:value-type="float">
            <text:p>14.500,00</text:p>
          </table:table-cell>
          <table:table-cell/>
          <table:table-cell table:formula="of:=[.F30]+[.D31]-[.E31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1]+[.D32]-[.E32]" office:value-type="float" office:value="20503.41" calcext:value-type="float">
            <text:p>20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2]+[.D33]-[.E33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3]+[.D34]-[.E34]" office:value-type="float" office:value="19153.41" calcext:value-type="float">
            <text:p>19.153,41</text:p>
          </table:table-cell>
        </table:table-row>
        <table:table-row table:style-name="ro1">
          <table:table-cell table:number-columns-repeated="5"/>
          <table:table-cell table:formula="of:=[.F34]+[.D35]-[.E35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5]+[.D36]-[.E36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36]+[.D37]-[.E37]" office:value-type="float" office:value="21153.41" calcext:value-type="float">
            <text:p>21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37]+[.D38]-[.E38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8]+[.D39]-[.E39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9]+[.D40]-[.E40]" office:value-type="float" office:value="23153.41" calcext:value-type="float">
            <text:p>23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0]+[.D41]-[.E41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1]+[.D42]-[.E42]" office:value-type="float" office:value="21443.41" calcext:value-type="float">
            <text:p>21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2]+[.D43]-[.E43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3]+[.D44]-[.E44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5]+[.D46]-[.E46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7]+[.D48]-[.E48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 office:value-type="float" office:value="3150" calcext:value-type="float">
            <text:p>315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9]+[.D50]-[.E50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51]+[.D52]-[.E52]" office:value-type="float" office:value="26893.41" calcext:value-type="float">
            <text:p>26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2]+[.D53]-[.E53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 office:value-type="float" office:value="850" calcext:value-type="float">
            <text:p>850</text:p>
          </table:table-cell>
          <table:table-cell office:value-type="float" office:value="850" calcext:value-type="float">
            <text:p>850,00</text:p>
          </table:table-cell>
          <table:table-cell/>
          <table:table-cell table:formula="of:=[.F53]+[.D54]-[.E54]" office:value-type="float" office:value="28743.41" calcext:value-type="float">
            <text:p>28.7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6"/>850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4]+[.D55]-[.E55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55]+[.D56]-[.E56]" office:value-type="float" office:value="28893.41" calcext:value-type="float">
            <text:p>28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6]+[.D57]-[.E57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57]+[.D58]-[.E58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/>
          <table:table-cell table:style-name="ce71" table:formula="of:=SUM([.C49:.C58])" office:value-type="float" office:value="8750" calcext:value-type="float">
            <text:p>8750</text:p>
          </table:table-cell>
          <table:table-cell table:number-columns-repeated="2"/>
          <table:table-cell table:formula="of:=[.F58]+[.D59]-[.E59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59]+[.D60]-[.E60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HAZİRAN</text:p>
          </table:table-cell>
          <table:table-cell table:number-columns-repeated="3"/>
          <table:table-cell table:formula="of:=[.F60]+[.D61]-[.E61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61]+[.D62]-[.E62]" office:value-type="float" office:value="29893.41" calcext:value-type="float">
            <text:p>29.89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2]+[.D63]-[.E63]" office:value-type="float" office:value="30893.41" calcext:value-type="float">
            <text:p>30.89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3]+[.D64]-[.E64]" office:value-type="float" office:value="32293.41" calcext:value-type="float">
            <text:p>32.29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4]+[.D65]-[.E65]" office:value-type="float" office:value="30281.41" calcext:value-type="float">
            <text:p>30.281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65]+[.D66]-[.E66]" office:value-type="float" office:value="30281.41" calcext:value-type="float">
            <text:p>30.281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66]+[.D67]-[.E67]" office:value-type="float" office:value="30281.41" calcext:value-type="float">
            <text:p>30.281,41</text:p>
          </table:table-cell>
        </table:table-row>
        <table:table-row table:style-name="ro1">
          <table:table-cell table:number-columns-repeated="2"/>
          <table:table-cell table:style-name="ce71" table:formula="of:=SUM([.C62:.C67])" office:value-type="float" office:value="3000" calcext:value-type="float">
            <text:p>3000</text:p>
          </table:table-cell>
          <table:table-cell table:style-name="Default" table:number-columns-repeated="2"/>
          <table:table-cell table:formula="of:=[.F67]+[.D68]-[.E68]" office:value-type="float" office:value="30281.41" calcext:value-type="float">
            <text:p>30.281,41</text:p>
          </table:table-cell>
        </table:table-row>
        <table:table-row table:style-name="ro1">
          <table:table-cell table:number-columns-repeated="5"/>
          <table:table-cell table:formula="of:=[.F68]+[.D69]-[.E69]" office:value-type="float" office:value="30281.41" calcext:value-type="float">
            <text:p>30.281,41</text:p>
          </table:table-cell>
        </table:table-row>
        <table:table-row table:style-name="ro1">
          <table:table-cell table:style-name="ce56"/>
          <table:table-cell office:value-type="string" calcext:value-type="string">
            <text:p>TEMMUZ</text:p>
          </table:table-cell>
          <table:table-cell table:number-columns-repeated="3"/>
          <table:table-cell table:formula="of:=[.F69]+[.D70]-[.E70]" office:value-type="float" office:value="30281.41" calcext:value-type="float">
            <text:p>30.28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70]+[.D71]-[.E71]" office:value-type="float" office:value="39281.41" calcext:value-type="float">
            <text:p>39.28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1]+[.D72]-[.E72]" office:value-type="float" office:value="40281.41" calcext:value-type="float">
            <text:p>40.281,41</text:p>
          </table:table-cell>
        </table:table-row>
        <table:table-row table:style-name="ro1">
          <table:table-cell table:style-name="ce56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72]+[.D73]-[.E73]" office:value-type="float" office:value="39281.41" calcext:value-type="float">
            <text:p>39.28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73]+[.D74]-[.E74]" office:value-type="float" office:value="37267.41" calcext:value-type="float">
            <text:p>37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74]+[.D75]-[.E75]" office:value-type="float" office:value="32267.41" calcext:value-type="float">
            <text:p>32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5]+[.D76]-[.E76]" office:value-type="float" office:value="29267.41" calcext:value-type="float">
            <text:p>29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6]+[.D77]-[.E77]" office:value-type="float" office:value="26267.41" calcext:value-type="float">
            <text:p>26.267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77]+[.D78]-[.E78]" office:value-type="float" office:value="26267.41" calcext:value-type="float">
            <text:p>26.267,41</text:p>
          </table:table-cell>
        </table:table-row>
        <table:table-row table:style-name="ro1">
          <table:table-cell table:number-columns-repeated="5"/>
          <table:table-cell table:formula="of:=[.F78]+[.D79]-[.E79]" office:value-type="float" office:value="26267.41" calcext:value-type="float">
            <text:p>26.267,41</text:p>
          </table:table-cell>
        </table:table-row>
        <table:table-row table:style-name="ro1">
          <table:table-cell table:number-columns-repeated="2"/>
          <table:table-cell table:style-name="ce71" table:formula="of:=SUM([.C71:.C79])" office:value-type="float" office:value="15000" calcext:value-type="float">
            <text:p>15000</text:p>
          </table:table-cell>
          <table:table-cell table:number-columns-repeated="2"/>
          <table:table-cell table:formula="of:=[.F79]+[.D80]-[.E80]" office:value-type="float" office:value="26267.41" calcext:value-type="float">
            <text:p>26.267,41</text:p>
          </table:table-cell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number-columns-repeated="3"/>
          <table:table-cell table:formula="of:=[.F80]+[.D81]-[.E81]" office:value-type="float" office:value="26267.41" calcext:value-type="float">
            <text:p>26.267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81]+[.D82]-[.E82]" office:value-type="float" office:value="26267.41" calcext:value-type="float">
            <text:p>26.267,41</text:p>
          </table:table-cell>
        </table:table-row>
        <table:table-row table:style-name="ro1">
          <table:table-cell table:number-columns-repeated="5"/>
          <table:table-cell table:formula="of:=[.F82]+[.D83]-[.E83]" office:value-type="float" office:value="26267.41" calcext:value-type="float">
            <text:p>26.26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3]+[.D84]-[.E84]" office:value-type="float" office:value="27267.41" calcext:value-type="float">
            <text:p>27.267,41</text:p>
          </table:table-cell>
        </table:table-row>
        <table:table-row table:style-name="ro1">
          <table:table-cell table:style-name="ce56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84]+[.D85]-[.E85]" office:value-type="float" office:value="29267.41" calcext:value-type="float">
            <text:p>29.267,41</text:p>
          </table:table-cell>
        </table:table-row>
        <table:table-row table:style-name="ro1">
          <table:table-cell table:style-name="ce56" office:value-type="date" office:date-value="2021-08-19" calcext:value-type="date">
            <text:p>19.08.2021</text:p>
          </table:table-cell>
          <table:table-cell office:value-type="string" calcext:value-type="string">
            <text:p>SnE emre aktaş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85]+[.D86]-[.E86]" office:value-type="float" office:value="48267.41" calcext:value-type="float">
            <text:p>48.267,41</text:p>
          </table:table-cell>
        </table:table-row>
        <table:table-row table:style-name="ro1">
          <table:table-cell table:style-name="ce56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86]+[.D87]-[.E87]" office:value-type="float" office:value="53267.41" calcext:value-type="float">
            <text:p>53.26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E emre aktaş burak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87]+[.D88]-[.E88]" office:value-type="float" office:value="57267.41" calcext:value-type="float">
            <text:p>57.267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88]+[.D104]-[.E89]" office:value-type="float" office:value="57267.41" calcext:value-type="float">
            <text:p>57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89]+[.D90]-[.E90]" office:value-type="float" office:value="56867.41" calcext:value-type="float">
            <text:p>56.867,41</text:p>
          </table:table-cell>
        </table:table-row>
        <table:table-row table:style-name="ro1">
          <table:table-cell table:style-name="ce56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90]+[.D91]-[.E91]" office:value-type="float" office:value="55067.41" calcext:value-type="float">
            <text:p>55.067,41</text:p>
          </table:table-cell>
        </table:table-row>
        <table:table-row table:style-name="ro1">
          <table:table-cell table:style-name="ce56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1]+[.D92]-[.E92]" office:value-type="float" office:value="54067.41" calcext:value-type="float">
            <text:p>54.067,41</text:p>
          </table:table-cell>
        </table:table-row>
        <table:table-row table:style-name="ro1">
          <table:table-cell table:style-name="ce56"/>
          <table:table-cell office:value-type="string" calcext:value-type="string">
            <text:p>cam işçilik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92]+[.D93]-[.E93]" office:value-type="float" office:value="53217.41" calcext:value-type="float">
            <text:p>53.217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93]+[.D94]-[.E94]" office:value-type="float" office:value="53217.41" calcext:value-type="float">
            <text:p>53.217,41</text:p>
          </table:table-cell>
        </table:table-row>
        <table:table-row table:style-name="ro1">
          <table:table-cell table:number-columns-repeated="2"/>
          <table:table-cell table:style-name="ce71" table:formula="of:=SUM([.C83:.C88])" office:value-type="float" office:value="31000" calcext:value-type="float">
            <text:p>31000</text:p>
          </table:table-cell>
          <table:table-cell table:number-columns-repeated="2"/>
          <table:table-cell table:formula="of:=[.F94]+[.D95]-[.E95]" office:value-type="float" office:value="53217.41" calcext:value-type="float">
            <text:p>53.217,41</text:p>
          </table:table-cell>
        </table:table-row>
        <table:table-row table:style-name="ro1">
          <table:table-cell table:number-columns-repeated="2"/>
          <table:table-cell table:style-name="ce71"/>
          <table:table-cell table:number-columns-repeated="2"/>
          <table:table-cell table:formula="of:=[.F95]+[.D96]-[.E96]" office:value-type="float" office:value="53217.41" calcext:value-type="float">
            <text:p>53.217,41</text:p>
          </table:table-cell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style-name="ce71"/>
          <table:table-cell table:number-columns-repeated="2"/>
          <table:table-cell table:formula="of:=[.F96]+[.D97]-[.E97]" office:value-type="float" office:value="53217.41" calcext:value-type="float">
            <text:p>53.217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[.F97]+[.D98]-[.E98]" office:value-type="float" office:value="53217.41" calcext:value-type="float">
            <text:p>53.217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dem duma doğuş kira</text:p>
          </table:table-cell>
          <table:table-cell table:style-name="ce71"/>
          <table:table-cell office:value-type="float" office:value="5000" calcext:value-type="float">
            <text:p>5.000,00</text:p>
          </table:table-cell>
          <table:table-cell/>
          <table:table-cell table:formula="of:=[.F98]+[.D99]-[.E99]" office:value-type="float" office:value="58217.41" calcext:value-type="float">
            <text:p>58.21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99]+[.D100]-[.E100]" office:value-type="float" office:value="58217.41" calcext:value-type="float">
            <text:p>58.217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00]+[.D101]-[.E101]" office:value-type="float" office:value="58217.41" calcext:value-type="float">
            <text:p>58.217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01]+[.D102]-[.E102]" office:value-type="float" office:value="58217.41" calcext:value-type="float">
            <text:p>58.217,41</text:p>
          </table:table-cell>
        </table:table-row>
        <table:table-row table:style-name="ro1">
          <table:table-cell table:style-name="ce56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</text:p>
          </table:table-cell>
          <table:table-cell office:value-type="float" office:value="52350" calcext:value-type="float">
            <text:p>52350</text:p>
          </table:table-cell>
          <table:table-cell table:number-columns-repeated="2"/>
          <table:table-cell table:formula="of:=[.F102]+[.D103]-[.E103]" office:value-type="float" office:value="58217.41" calcext:value-type="float">
            <text:p>58.21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B Mesut 2021 kira</text:p>
          </table:table-cell>
          <table:table-cell office:value-type="float" office:value="43000" calcext:value-type="float">
            <text:p>43000</text:p>
          </table:table-cell>
          <table:table-cell table:number-columns-repeated="2"/>
          <table:table-cell table:formula="of:=[.F103]+[.D104]-[.E104]" office:value-type="float" office:value="58217.41" calcext:value-type="float">
            <text:p>58.217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</text:p>
          </table:table-cell>
          <table:table-cell office:value-type="float" office:value="13000" calcext:value-type="float">
            <text:p>13000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[.F104]+[.D105]-[.E105]" office:value-type="float" office:value="71217.41" calcext:value-type="float">
            <text:p>71.217,41</text:p>
          </table:table-cell>
        </table:table-row>
        <table:table-row table:style-name="ro1">
          <table:table-cell table:style-name="ce56"/>
          <table:table-cell office:value-type="string" calcext:value-type="string">
            <text:p>Lise Arkası kiradan aliye</text:p>
          </table:table-cell>
          <table:table-cell table:number-columns-repeated="2"/>
          <table:table-cell office:value-type="float" office:value="2000" calcext:value-type="float">
            <text:p>2.000,00</text:p>
          </table:table-cell>
          <table:table-cell table:formula="of:=[.F105]+[.D106]-[.E106]" office:value-type="float" office:value="69217.41" calcext:value-type="float">
            <text:p>69.217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</text:p>
          </table:table-cell>
          <table:table-cell office:value-type="float" office:value="13000" calcext:value-type="float">
            <text:p>13000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[.F106]+[.D107]-[.E107]" office:value-type="float" office:value="82217.41" calcext:value-type="float">
            <text:p>82.217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 havale</text:p>
          </table:table-cell>
          <table:table-cell table:number-columns-repeated="2"/>
          <table:table-cell office:value-type="float" office:value="13000" calcext:value-type="float">
            <text:p>13.000,00</text:p>
          </table:table-cell>
          <table:table-cell table:formula="of:=[.F107]+[.D108]-[.E108]" office:value-type="float" office:value="69217.41" calcext:value-type="float">
            <text:p>69.217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yşe havale</text:p>
          </table:table-cell>
          <table:table-cell table:number-columns-repeated="2"/>
          <table:table-cell office:value-type="float" office:value="7000" calcext:value-type="float">
            <text:p>7.000,00</text:p>
          </table:table-cell>
          <table:table-cell table:formula="of:=[.F108]+[.D109]-[.E109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09]+[.D110]-[.E110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10]+[.D111]-[.E111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11]+[.D112]-[.E112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12]+[.D113]-[.E113]" office:value-type="float" office:value="62217.41" calcext:value-type="float">
            <text:p>62.217,41</text:p>
          </table:table-cell>
        </table:table-row>
        <table:table-row table:style-name="ro1">
          <table:table-cell/>
          <table:table-cell office:value-type="string" calcext:value-type="string">
            <text:p>EKİM</text:p>
          </table:table-cell>
          <table:table-cell table:number-columns-repeated="3"/>
          <table:table-cell table:formula="of:=[.F113]+[.D114]-[.E114]" office:value-type="float" office:value="62217.41" calcext:value-type="float">
            <text:p>62.217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4]+[.D115]-[.E115]" office:value-type="float" office:value="62217.41" calcext:value-type="float">
            <text:p>62.217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15]+[.D116]-[.E116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16]+[.D117]-[.E117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17]+[.D118]-[.E118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18]+[.D119]-[.E119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19]+[.D120]-[.E120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20]+[.D121]-[.E121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21]+[.D122]-[.E122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22]+[.D123]-[.E123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23]+[.D124]-[.E124]" office:value-type="float" office:value="62217.41" calcext:value-type="float">
            <text:p>62.217,41</text:p>
          </table:table-cell>
        </table:table-row>
        <table:table-row table:style-name="ro1">
          <table:table-cell/>
          <table:table-cell office:value-type="string" calcext:value-type="string">
            <text:p>KASIM</text:p>
          </table:table-cell>
          <table:table-cell table:number-columns-repeated="3"/>
          <table:table-cell table:formula="of:=[.F124]+[.D125]-[.E125]" office:value-type="float" office:value="62217.41" calcext:value-type="float">
            <text:p>62.217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25]+[.D126]-[.E126]" office:value-type="float" office:value="62217.41" calcext:value-type="float">
            <text:p>62.217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26]+[.D127]-[.E127]" office:value-type="float" office:value="62217.41" calcext:value-type="float">
            <text:p>62.217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SnCD Ali Demirel</text:p>
          </table:table-cell>
          <table:table-cell office:value-type="float" office:value="43000" calcext:value-type="float">
            <text:p>43000</text:p>
          </table:table-cell>
          <table:table-cell table:number-columns-repeated="2"/>
          <table:table-cell table:formula="of:=[.F127]+[.D128]-[.E128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28]+[.D129]-[.E129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29]+[.D130]-[.E130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30]+[.D131]-[.E131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31]+[.D132]-[.E132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32]+[.D133]-[.E133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33]+[.D134]-[.E134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34]+[.D135]-[.E135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35]+[.D136]-[.E136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36]+[.D137]-[.E137]" office:value-type="float" office:value="62217.41" calcext:value-type="float">
            <text:p>62.217,41</text:p>
          </table:table-cell>
        </table:table-row>
        <table:table-row table:style-name="ro1">
          <table:table-cell table:number-columns-repeated="5"/>
          <table:table-cell table:formula="of:=[.F137]+[.D138]-[.E138]" office:value-type="float" office:value="62217.41" calcext:value-type="float">
            <text:p>62.217,41</text:p>
          </table:table-cell>
        </table:table-row>
        <table:table-row table:style-name="ro1">
          <table:table-cell/>
          <table:table-cell office:value-type="string" calcext:value-type="string">
            <text:p>ARALIK</text:p>
          </table:table-cell>
          <table:table-cell table:number-columns-repeated="3"/>
          <table:table-cell table:formula="of:=[.F138]+[.D139]-[.E139]" office:value-type="float" office:value="62217.41" calcext:value-type="float">
            <text:p>62.217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39]+[.D140]-[.E140]" office:value-type="float" office:value="62217.41" calcext:value-type="float">
            <text:p>62.217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40]+[.D141]-[.E141]" office:value-type="float" office:value="62217.41" calcext:value-type="float">
            <text:p>62.217,41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r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home/mr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home/mr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 table:number-columns-repeated="7"/>
        <table:table-row table:number-rows-repeated="16">
          <table:table-cell table:number-columns-repeated="7"/>
        </table:table-row>
        <table:table-row>
          <table:table-cell table:number-columns-repeated="6"/>
          <table:table-cell table:style-name="ce1" office:value-type="float" office:value="21337.3724">
            <text:p>21337.3724</text:p>
          </table:table-cell>
        </table:table-row>
      </table:table>
      <table:table table:name="'file:///home/mr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 table:number-columns-repeated="5"/>
        <table:table-row table:number-rows-repeated="19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 number:title="User-defined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number number:decimal-places="2" loext:min-decimal-places="2" number:min-integer-digits="1"/>
    </number:number-style>
    <number:number-style style:name="N127">
      <style:text-properties fo:color="#ff0000"/>
      <number:text>-</number:text>
      <number:number number:decimal-places="2" loext:min-decimal-places="2" number:min-integer-digits="1"/>
      <style:map style:condition="value()&gt;=0" style:apply-style-name="N127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2" style:volatile="true" number:language="tr" number:country="TR">
      <loext:text> </loext:text>
      <loext:fill-character> </loext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2" style:volatile="true" number:language="tr" number:country="TR">
      <loext:text> </loext:text>
      <loext:fill-character> </loext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24.99mm" fo:margin-bottom="6mm" fo:margin-left="39.23mm" fo:margin-right="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.00.0000</text:date>, <text:time style:data-style-name="N2" text:time-value="17:54:55.15484302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1-09-09T18:17:45.157102419</dc:date>
    <meta:editing-duration>P1DT19H49M12S</meta:editing-duration>
    <meta:editing-cycles>141</meta:editing-cycles>
    <meta:generator>LibreOffice/6.1.5.2$Linux_X86_64 LibreOffice_project/10$Build-2</meta:generator>
    <meta:document-statistic meta:table-count="4" meta:cell-count="650" meta:object-count="0"/>
  </office:meta>
</office:document-meta>
</file>